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ART TO HDMI CONVERTER</text:p>
      <text:p text:style-name="P1"/>
      <text:p text:style-name="P4">Thor Smith</text:p>
      <text:p text:style-name="P4"/>
      <text:p text:style-name="P4">Chun Ta Huang</text:p>
      <text:p text:style-name="P4"/>
      <text:p text:style-name="P4">Zuguang Xiao</text:p>
      <text:p text:style-name="P4"/>
      <text:p text:style-name="P4">Hang Xie</text:p>
      <text:p text:style-name="P4"/>
      <text:p text:style-name="P3">Description:</text:p>
      <text:p text:style-name="P3"><text:tab/>This project will convert UART input like that of Lab 5 and output an HDMI compliant signal using HDMI 1.1, 1.2, or 1.3. The design will make use of two buffers to keep a consistent display. The intended use of this ASIC is to allow a microcontroller to easily output HDMI using a protocol available on most microcontrollers, UART. This design is more appropriate for an ASIC because a microprocessor will have to compete with instruction latency to output a smooth HDMI signal. An ASIC can remove any time delays associated with heavy data processing and allow another device to input the necessary data at it's leisure while still maintaining a steady output signal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ntor Graphics</meta:initial-creator>
    <meta:creation-date>2012-10-04T11:47:13</meta:creation-date>
    <meta:document-statistic meta:table-count="0" meta:image-count="0" meta:object-count="0" meta:page-count="1" meta:paragraph-count="7" meta:word-count="128" meta:character-count="746"/>
    <dc:date>2012-10-04T12:13:25</dc:date>
    <dc:creator>Mentor Graphics</dc:creator>
    <meta:editing-duration>PT00H04M52S</meta:editing-duration>
    <meta:editing-cycles>1</meta:editing-cycles>
    <meta:generator>OpenOffice.org/3.1$Unix OpenOffice.org_project/310m19$Build-9420</meta:generator>
  </office:meta>
</office:document-meta>
</file>